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home.iitk.ac.in/~shalab/course5.ht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15:06.828542758</meta:creation-date>
    <dc:date>2023-09-20T13:15:38.807505617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  <meta:generator>LibreOffice/7.3.7.2$Linux_X86_64 LibreOffice_project/30$Build-2</meta:generator>
  </office:meta>
</office:document-meta>
</file>